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string" calcext:value-type="string">
            <text:p>3.995 €/m2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6,1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string" calcext:value-type="string">
            <text:p>3.929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4,9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string" calcext:value-type="string">
            <text:p>3.939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6,5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string" calcext:value-type="string">
            <text:p>3.973 €/m2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+ 8,2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string" calcext:value-type="string">
            <text:p>3.974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7,9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string" calcext:value-type="string">
            <text:p>3.992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7,6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string" calcext:value-type="string">
            <text:p>3.973 €/m2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6 %</text:p>
          </table:table-cell>
          <table:table-cell office:value-type="string" calcext:value-type="string">
            <text:p>+ 6,4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string" calcext:value-type="string">
            <text:p>3.900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3,7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string" calcext:value-type="string">
            <text:p>3.862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string" calcext:value-type="string">
            <text:p>3.833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string" calcext:value-type="string">
            <text:p>3.804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string" calcext:value-type="string">
            <text:p>3.782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string" calcext:value-type="string">
            <text:p>3.766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string" calcext:value-type="string">
            <text:p>3.744 €/m2</text:p>
          </table:table-cell>
          <table:table-cell office:value-type="string" calcext:value-type="string">
            <text:p>+ 1,2 %</text:p>
          </table:table-cell>
          <table:table-cell table:number-columns-repeated="2"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string" calcext:value-type="string">
            <text:p>3.700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5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string" calcext:value-type="string">
            <text:p>3.67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string" calcext:value-type="string">
            <text:p>3.683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0,9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string" calcext:value-type="string">
            <text:p>3.710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string" calcext:value-type="string">
            <text:p>3.733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string" calcext:value-type="string">
            <text:p>3.76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string" calcext:value-type="string">
            <text:p>3.757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string" calcext:value-type="string">
            <text:p>3.746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- 0,9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string" calcext:value-type="string">
            <text:p>3.716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string" calcext:value-type="string">
            <text:p>3.712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string" calcext:value-type="string">
            <text:p>3.687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string" calcext:value-type="string">
            <text:p>3.686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string" calcext:value-type="string">
            <text:p>3.682 €/m2</text:p>
          </table:table-cell>
          <table:table-cell table:number-columns-repeated="2" office:value-type="string" calcext:value-type="string">
            <text:p>+ 0,5 %</text:p>
          </table:table-cell>
          <table:table-cell office:value-type="string" calcext:value-type="string">
            <text:p>- 1,3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string" calcext:value-type="string">
            <text:p>3.66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string" calcext:value-type="string">
            <text:p>3.652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6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string" calcext:value-type="string">
            <text:p>3.665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string" calcext:value-type="string">
            <text:p>3.681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- 3,1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string" calcext:value-type="string">
            <text:p>3.687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string" calcext:value-type="string">
            <text:p>3.726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2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string" calcext:value-type="string">
            <text:p>3.782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string" calcext:value-type="string">
            <text:p>3.76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string" calcext:value-type="string">
            <text:p>3.741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string" calcext:value-type="string">
            <text:p>3.725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4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string" calcext:value-type="string">
            <text:p>3.718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0,2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string" calcext:value-type="string">
            <text:p>3.73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string" calcext:value-type="string">
            <text:p>3.744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string" calcext:value-type="string">
            <text:p>3.750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+ 2,5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string" calcext:value-type="string">
            <text:p>3.770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string" calcext:value-type="string">
            <text:p>3.798 €/m2</text:p>
          </table:table-cell>
          <table:table-cell table:number-columns-repeated="2" office:value-type="string" calcext:value-type="string">
            <text:p>- 0,6 %</text:p>
          </table:table-cell>
          <table:table-cell office:value-type="string" calcext:value-type="string">
            <text:p>+ 6,3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string" calcext:value-type="string">
            <text:p>3.822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7,7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string" calcext:value-type="string">
            <text:p>3.810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9,0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string" calcext:value-type="string">
            <text:p>3.820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12,2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string" calcext:value-type="string">
            <text:p>3.807 €/m2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15,0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string" calcext:value-type="string">
            <text:p>3.721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13,8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string" calcext:value-type="string">
            <text:p>3.740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7,7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string" calcext:value-type="string">
            <text:p>3.709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8,7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string" calcext:value-type="string">
            <text:p>3.68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0,8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string" calcext:value-type="string">
            <text:p>3.693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21,1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string" calcext:value-type="string">
            <text:p>3.660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3,1 %</text:p>
          </table:table-cell>
          <table:table-cell office:value-type="string" calcext:value-type="string">
            <text:p>+ 22,3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string" calcext:value-type="string">
            <text:p>3.650 €/m2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22,7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string" calcext:value-type="string">
            <text:p>3.57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9 %</text:p>
          </table:table-cell>
          <table:table-cell office:value-type="string" calcext:value-type="string">
            <text:p>+ 21,4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string" calcext:value-type="string">
            <text:p>3.550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7,2 %</text:p>
          </table:table-cell>
          <table:table-cell office:value-type="string" calcext:value-type="string">
            <text:p>+ 20,7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string" calcext:value-type="string">
            <text:p>3.497 €/m2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7,0 %</text:p>
          </table:table-cell>
          <table:table-cell office:value-type="string" calcext:value-type="string">
            <text:p>+ 21,4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string" calcext:value-type="string">
            <text:p>3.406 €/m2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7,1 %</text:p>
          </table:table-cell>
          <table:table-cell office:value-type="string" calcext:value-type="string">
            <text:p>+ 18,4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string" calcext:value-type="string">
            <text:p>3.310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5,9 %</text:p>
          </table:table-cell>
          <table:table-cell office:value-type="string" calcext:value-type="string">
            <text:p>+ 17,0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string" calcext:value-type="string">
            <text:p>3.269 €/m2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7,3 %</text:p>
          </table:table-cell>
          <table:table-cell office:value-type="string" calcext:value-type="string">
            <text:p>+ 14,0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string" calcext:value-type="string">
            <text:p>3.178 €/m2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4,2 %</text:p>
          </table:table-cell>
          <table:table-cell office:value-type="string" calcext:value-type="string">
            <text:p>+ 11,2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string" calcext:value-type="string">
            <text:p>3.125 €/m2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4,5 %</text:p>
          </table:table-cell>
          <table:table-cell office:value-type="string" calcext:value-type="string">
            <text:p>+ 9,9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string" calcext:value-type="string">
            <text:p>3.048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6,6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string" calcext:value-type="string">
            <text:p>3.050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string" calcext:value-type="string">
            <text:p>2.992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5,3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string" calcext:value-type="string">
            <text:p>2.976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5,6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string" calcext:value-type="string">
            <text:p>2.94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2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string" calcext:value-type="string">
            <text:p>2.941 €/m2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4,0 %</text:p>
          </table:table-cell>
          <table:table-cell office:value-type="string" calcext:value-type="string">
            <text:p>+ 5,0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string" calcext:value-type="string">
            <text:p>2.88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string" calcext:value-type="string">
            <text:p>2.877 €/m2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string" calcext:value-type="string">
            <text:p>2.829 €/m2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string" calcext:value-type="string">
            <text:p>2.868 €/m2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string" calcext:value-type="string">
            <text:p>2.85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string" calcext:value-type="string">
            <text:p>2.844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3,7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string" calcext:value-type="string">
            <text:p>2.859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string" calcext:value-type="string">
            <text:p>2.883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string" calcext:value-type="string">
            <text:p>2.842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3,4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string" calcext:value-type="string">
            <text:p>2.81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string" calcext:value-type="string">
            <text:p>2.823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3,7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string" calcext:value-type="string">
            <text:p>2.801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string" calcext:value-type="string">
            <text:p>2.813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string" calcext:value-type="string">
            <text:p>2.758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string" calcext:value-type="string">
            <text:p>2.771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string" calcext:value-type="string">
            <text:p>2.777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string" calcext:value-type="string">
            <text:p>2.768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string" calcext:value-type="string">
            <text:p>2.743 €/m2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string" calcext:value-type="string">
            <text:p>2.782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3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string" calcext:value-type="string">
            <text:p>2.751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string" calcext:value-type="string">
            <text:p>2.747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9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string" calcext:value-type="string">
            <text:p>2.72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4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string" calcext:value-type="string">
            <text:p>2.722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string" calcext:value-type="string">
            <text:p>2.737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string" calcext:value-type="string">
            <text:p>2.759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string" calcext:value-type="string">
            <text:p>2.752 €/m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5 %</text:p>
          </table:table-cell>
          <table:table-cell office:value-type="string" calcext:value-type="string">
            <text:p>+ 3,8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string" calcext:value-type="string">
            <text:p>2.70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4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string" calcext:value-type="string">
            <text:p>2.701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string" calcext:value-type="string">
            <text:p>2.660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string" calcext:value-type="string">
            <text:p>2.678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5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string" calcext:value-type="string">
            <text:p>2.693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- 0,3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string" calcext:value-type="string">
            <text:p>2.66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string" calcext:value-type="string">
            <text:p>2.670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3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string" calcext:value-type="string">
            <text:p>2.63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5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string" calcext:value-type="string">
            <text:p>2.629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0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string" calcext:value-type="string">
            <text:p>2.66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string" calcext:value-type="string">
            <text:p>2.671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string" calcext:value-type="string">
            <text:p>2.651 €/m2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3,4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string" calcext:value-type="string">
            <text:p>2.614 €/m2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string" calcext:value-type="string">
            <text:p>2.689 €/m2</text:p>
          </table:table-cell>
          <table:table-cell table:number-columns-repeated="2"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string" calcext:value-type="string">
            <text:p>2.69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string" calcext:value-type="string">
            <text:p>2.69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6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string" calcext:value-type="string">
            <text:p>2.701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string" calcext:value-type="string">
            <text:p>2.672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string" calcext:value-type="string">
            <text:p>2.706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3,2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string" calcext:value-type="string">
            <text:p>2.707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string" calcext:value-type="string">
            <text:p>2.682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6,6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string" calcext:value-type="string">
            <text:p>2.713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string" calcext:value-type="string">
            <text:p>2.702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9,1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string" calcext:value-type="string">
            <text:p>2.74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8,3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string" calcext:value-type="string">
            <text:p>2.743 €/m2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- 9,0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string" calcext:value-type="string">
            <text:p>2.734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9,9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string" calcext:value-type="string">
            <text:p>2.719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10,5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string" calcext:value-type="string">
            <text:p>2.735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11,1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string" calcext:value-type="string">
            <text:p>2.751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10,3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string" calcext:value-type="string">
            <text:p>2.793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10,0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string" calcext:value-type="string">
            <text:p>2.795 €/m2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4,4 %</text:p>
          </table:table-cell>
          <table:table-cell office:value-type="string" calcext:value-type="string">
            <text:p>- 10,3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string" calcext:value-type="string">
            <text:p>2.836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6 %</text:p>
          </table:table-cell>
          <table:table-cell office:value-type="string" calcext:value-type="string">
            <text:p>- 9,2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string" calcext:value-type="string">
            <text:p>2.872 €/m2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4,1 %</text:p>
          </table:table-cell>
          <table:table-cell office:value-type="string" calcext:value-type="string">
            <text:p>- 9,0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string" calcext:value-type="string">
            <text:p>2.925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8,3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string" calcext:value-type="string">
            <text:p>2.971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7,7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string" calcext:value-type="string">
            <text:p>2.994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8,0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string" calcext:value-type="string">
            <text:p>3.014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7,0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string" calcext:value-type="string">
            <text:p>3.035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string" calcext:value-type="string">
            <text:p>3.039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string" calcext:value-type="string">
            <text:p>3.077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5,1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string" calcext:value-type="string">
            <text:p>3.065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5,5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string" calcext:value-type="string">
            <text:p>3.102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string" calcext:value-type="string">
            <text:p>3.11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4,1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string" calcext:value-type="string">
            <text:p>3.123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3,8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string" calcext:value-type="string">
            <text:p>3.156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1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string" calcext:value-type="string">
            <text:p>3.190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string" calcext:value-type="string">
            <text:p>3.219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string" calcext:value-type="string">
            <text:p>3.256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string" calcext:value-type="string">
            <text:p>3.243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string" calcext:value-type="string">
            <text:p>3.275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string" calcext:value-type="string">
            <text:p>3.234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string" calcext:value-type="string">
            <text:p>3.241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string" calcext:value-type="string">
            <text:p>3.244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1,0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string" calcext:value-type="string">
            <text:p>3.276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string" calcext:value-type="string">
            <text:p>3.251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9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string" calcext:value-type="string">
            <text:p>3.246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string" calcext:value-type="string">
            <text:p>3.248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string" calcext:value-type="string">
            <text:p>3.268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string" calcext:value-type="string">
            <text:p>3.270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string" calcext:value-type="string">
            <text:p>3.280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string" calcext:value-type="string">
            <text:p>3.29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string" calcext:value-type="string">
            <text:p>3.291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string" calcext:value-type="string">
            <text:p>3.273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string" calcext:value-type="string">
            <text:p>3.267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string" calcext:value-type="string">
            <text:p>3.277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6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string" calcext:value-type="string">
            <text:p>3.285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string" calcext:value-type="string">
            <text:p>3.27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5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string" calcext:value-type="string">
            <text:p>3.27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string" calcext:value-type="string">
            <text:p>3.273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string" calcext:value-type="string">
            <text:p>3.300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string" calcext:value-type="string">
            <text:p>3.324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3,6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string" calcext:value-type="string">
            <text:p>3.339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string" calcext:value-type="string">
            <text:p>3.34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4,2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string" calcext:value-type="string">
            <text:p>3.339 €/m2</text:p>
          </table:table-cell>
          <table:table-cell table:number-columns-repeated="2" office:value-type="string" calcext:value-type="string">
            <text:p>+ 0,2 %</text:p>
          </table:table-cell>
          <table:table-cell office:value-type="string" calcext:value-type="string">
            <text:p>- 4,2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string" calcext:value-type="string">
            <text:p>3.332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4,1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string" calcext:value-type="string">
            <text:p>3.32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3,4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string" calcext:value-type="string">
            <text:p>3.331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4,7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string" calcext:value-type="string">
            <text:p>3.36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5,0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string" calcext:value-type="string">
            <text:p>3.362 €/m2</text:p>
          </table:table-cell>
          <table:table-cell table:number-columns-repeated="2" office:value-type="string" calcext:value-type="string">
            <text:p>- 0,3 %</text:p>
          </table:table-cell>
          <table:table-cell office:value-type="string" calcext:value-type="string">
            <text:p>- 5,2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string" calcext:value-type="string">
            <text:p>3.371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string" calcext:value-type="string">
            <text:p>3.371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string" calcext:value-type="string">
            <text:p>3.371 €/m2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3,4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string" calcext:value-type="string">
            <text:p>3.44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string" calcext:value-type="string">
            <text:p>3.433 €/m2</text:p>
          </table:table-cell>
          <table:table-cell office:value-type="string" calcext:value-type="string">
            <text:p>- 1,6 %</text:p>
          </table:table-cell>
          <table:table-cell table:number-columns-repeated="2"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string" calcext:value-type="string">
            <text:p>3.49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string" calcext:value-type="string">
            <text:p>3.485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string" calcext:value-type="string">
            <text:p>3.475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string" calcext:value-type="string">
            <text:p>3.440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2,2 %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string" calcext:value-type="string">
            <text:p>3.495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2 %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string" calcext:value-type="string">
            <text:p>3.542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string" calcext:value-type="string">
            <text:p>3.546 €/m2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5,5 %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string" calcext:value-type="string">
            <text:p>3.469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Agosto 2007</text:p>
          </table:table-cell>
          <table:table-cell office:value-type="string" calcext:value-type="string">
            <text:p>3.494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Julio 2007</text:p>
          </table:table-cell>
          <table:table-cell office:value-type="string" calcext:value-type="string">
            <text:p>3.538 €/m2</text:p>
          </table:table-cell>
          <table:table-cell table:number-columns-repeated="2" office:value-type="string" calcext:value-type="string">
            <text:p>- 0,1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nio 2007</text:p>
          </table:table-cell>
          <table:table-cell office:value-type="string" calcext:value-type="string">
            <text:p>3.543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Mayo 2007</text:p>
          </table:table-cell>
          <table:table-cell office:value-type="string" calcext:value-type="string">
            <text:p>3.474 €/m2</text:p>
          </table:table-cell>
          <table:table-cell office:value-type="string" calcext:value-type="string">
            <text:p>- 1,9 %</text:p>
          </table:table-cell>
          <table:table-cell table:number-columns-repeated="2"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Abril 2007</text:p>
          </table:table-cell>
          <table:table-cell office:value-type="string" calcext:value-type="string">
            <text:p>3.541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3,2 %</text:p>
          </table:table-cell>
        </table:table-row>
        <table:table-row table:style-name="ro2">
          <table:table-cell office:value-type="string" calcext:value-type="string">
            <text:p>Marzo 2007</text:p>
          </table:table-cell>
          <table:table-cell office:value-type="string" calcext:value-type="string">
            <text:p>3.550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Febrero 2007</text:p>
          </table:table-cell>
          <table:table-cell office:value-type="string" calcext:value-type="string">
            <text:p>3.548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Enero 2007</text:p>
          </table:table-cell>
          <table:table-cell office:value-type="string" calcext:value-type="string">
            <text:p>3.517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4,7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iciembre 2006</text:p>
          </table:table-cell>
          <table:table-cell office:value-type="string" calcext:value-type="string">
            <text:p>3.487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9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iembre 2006</text:p>
          </table:table-cell>
          <table:table-cell office:value-type="string" calcext:value-type="string">
            <text:p>3.491 €/m2</text:p>
          </table:table-cell>
          <table:table-cell office:value-type="string" calcext:value-type="string">
            <text:p>+ 3,9 %</text:p>
          </table:table-cell>
          <table:table-cell office:value-type="string" calcext:value-type="string">
            <text:p>+ 0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Octubre 2006</text:p>
          </table:table-cell>
          <table:table-cell office:value-type="string" calcext:value-type="string">
            <text:p>3.359 €/m2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3,7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ptiembre 2006</text:p>
          </table:table-cell>
          <table:table-cell office:value-type="string" calcext:value-type="string">
            <text:p>3.458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gosto 2006</text:p>
          </table:table-cell>
          <table:table-cell office:value-type="string" calcext:value-type="string">
            <text:p>3.477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2,0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lio 2006</text:p>
          </table:table-cell>
          <table:table-cell office:value-type="string" calcext:value-type="string">
            <text:p>3.488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nio 2006</text:p>
          </table:table-cell>
          <table:table-cell office:value-type="string" calcext:value-type="string">
            <text:p>3.473 €/m2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3,1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yo 2006</text:p>
          </table:table-cell>
          <table:table-cell office:value-type="string" calcext:value-type="string">
            <text:p>3.550 €/m2</text:p>
          </table:table-cell>
          <table:table-cell office:value-type="string" calcext:value-type="string">
            <text:p>+ 3,5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bril 2006</text:p>
          </table:table-cell>
          <table:table-cell office:value-type="string" calcext:value-type="string">
            <text:p>3.431 €/m2</text:p>
          </table:table-cell>
          <table:table-cell office:value-type="string" calcext:value-type="string">
            <text:p>- 4,3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rzo 2006</text:p>
          </table:table-cell>
          <table:table-cell office:value-type="string" calcext:value-type="string">
            <text:p>3.586 €/m2</text:p>
          </table:table-cell>
          <table:table-cell table:number-columns-repeated="3" table:style-name="ce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11.830652993</meta:creation-date>
    <dc:date>2023-03-16T20:01:55.200877374</dc:date>
    <meta:editing-duration>PT2M44S</meta:editing-duration>
    <meta:editing-cycles>1</meta:editing-cycles>
    <meta:document-statistic meta:table-count="1" meta:cell-count="1025" meta:object-count="0"/>
    <meta:generator>LibreOffice/7.3.7.2$Linux_X86_64 LibreOffice_project/30$Build-2</meta:generator>
  </office:meta>
</office:document-meta>
</file>